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b153" officeooo:paragraph-rsid="0007b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 DIGETAL E E E </text:p>
      <text:p text:style-name="P1">INTERPRETATIT</text:p>
      <text:p text:style-name="P1"/>
      <text:p text:style-name="P1">T IS YOUR</text:p>
      <text:p text:style-name="P1">POSITION E</text:p>
      <text:p text:style-name="P1"/>
      <text:p text:style-name="P1">E E VIRTUALLY E</text:p>
      <text:p text:style-name="P1">E E E E E E INVISIBLE</text:p>
      <text:p text:style-name="P1"/>
      <text:p text:style-name="P1">E E SHADOW E E </text:p>
      <text:p text:style-name="P1">FORCES E E E E E</text:p>
      <text:p text:style-name="P1"/>
      <text:p text:style-name="P1">LUCID E E E</text:p>
      <text:p text:style-name="P1">MEMORY E</text:p>
      <text:p text:style-name="P1"/>
      <text:p text:style-name="P1">RQ</text:p>
      <text:p text:style-name="P1"/>
      <text:p text:style-name="P1">S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9:57:22.164990298</meta:creation-date>
    <meta:generator>LibreOffice/7.4.7.2$Linux_X86_64 LibreOffice_project/40$Build-2</meta:generator>
    <dc:date>2024-05-05T19:59:11.458692308</dc:date>
    <meta:editing-duration>PT1M49S</meta:editing-duration>
    <meta:editing-cycles>2</meta:editing-cycles>
    <meta:document-statistic meta:table-count="0" meta:image-count="0" meta:object-count="0" meta:page-count="1" meta:paragraph-count="12" meta:word-count="41" meta:character-count="139" meta:non-whitespace-character-count="108"/>
  </office:meta>
</office:document-meta>
</file>